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cm" fo:min-width="2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55cm" fo:min-width="3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48cm" fo:min-width="3.29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95cm" fo:min-width="3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3.2cm" svg:height="3cm" svg:x="3.8cm" svg:y="4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2cm" svg:height="3cm" svg:x="3.801cm" svg:y="4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8cm" svg:height="3.8cm" svg:x="11.8cm" svg:y="4.4cm">
          <text:p text:style-name="P1">特徴ベクトル</text:p>
          <text:p text:style-name="P1">・サイズ</text:p>
          <text:p text:style-name="P1">・透磁率</text:p>
          <text:p text:style-name="P1">・穴の有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2cm" svg:height="3cm" svg:x="3.802cm" svg:y="4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3.798cm" svg:height="3.598cm" svg:x="3.802cm" svg:y="4.402cm">
          <text:p text:style-name="P1">識別対象</text:p>
          <text:p text:style-name="P1">・１０円玉</text:p>
          <text:p text:style-name="P1">・５０円玉</text:p>
          <text:p text:style-name="P1">・１００円玉</text:p>
          <text:p text:style-name="P1">・５００円玉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4cm" svg:height="4.2cm" svg:x="20.4cm" svg:y="4.4cm">
          <text:p text:style-name="P1">識別クラス</text:p>
          <text:p text:style-name="P1">・１０円</text:p>
          <text:p text:style-name="P1">・５０円</text:p>
          <text:p text:style-name="P1">・１００円</text:p>
          <text:p text:style-name="P1">・５００円</text:p>
          <text:p text:style-name="P1">・識別不能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7.6cm" svg:y1="6.2cm" svg:x2="11.8cm" svg:y2="6.2cm">
          <text:p/>
        </draw:line>
        <draw:line draw:style-name="gr5" draw:text-style-name="P3" draw:layer="layout" svg:x1="15.6cm" svg:y1="6.2cm" svg:x2="20.4cm" svg:y2="6.2cm">
          <text:p/>
        </draw:line>
        <draw:frame draw:style-name="gr6" draw:text-style-name="P4" draw:layer="layout" svg:width="4cm" svg:height="1.321cm" svg:x="7.8cm" svg:y="5.079cm">
          <draw:text-box>
            <text:p>特徴点抽出</text:p>
          </draw:text-box>
        </draw:frame>
        <draw:frame draw:style-name="gr6" draw:text-style-name="P4" draw:layer="layout" svg:width="4cm" svg:height="1.321cm" svg:x="16cm" svg:y="5.079cm">
          <draw:text-box>
            <text:p>識別規則</text:p>
          </draw:text-box>
        </draw:frame>
        <draw:frame draw:style-name="gr7" draw:text-style-name="P4" draw:layer="layout" svg:width="11.6cm" svg:height="0.962cm" svg:x="8cm" svg:y="9.2cm">
          <draw:text-box>
            <text:p>図 1.1 パターン認識の流れ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5:42:58.400187394</meta:creation-date>
    <dc:date>2017-01-08T15:56:29.143347394</dc:date>
    <meta:editing-duration>PT2M40S</meta:editing-duration>
    <meta:editing-cycles>1</meta:editing-cycles>
    <meta:document-statistic meta:object-count="34"/>
    <meta:generator>LibreOffice/5.1.4.2$Linux_X86_64 LibreOffice_project/10m0$Build-2</meta:generator>
  </office:meta>
</office:document-meta>
</file>